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60000008308878F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1.213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2.903cm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3.181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1.432cm"/>
    </style:style>
    <style:style style:name="pr4" style:family="presentation" style:parent-style-name="Default-title">
      <style:graphic-properties draw:fill-color="#ffffff" draw:auto-grow-height="true" fo:min-height="3.181cm"/>
    </style:style>
    <style:style style:name="pr5" style:family="presentation" style:parent-style-name="Default-outline1">
      <style:graphic-properties draw:fill-color="#ffffff" fo:min-height="10.827cm"/>
    </style:style>
    <style:style style:name="pr6" style:family="presentation" style:parent-style-name="Default-outline1">
      <style:graphic-properties draw:fill-color="#ffffff" draw:auto-grow-height="true" fo:min-height="11.078cm"/>
    </style:style>
    <style:style style:name="pr7" style:family="presentation" style:parent-style-name="Default-title">
      <style:graphic-properties draw:fill-color="#ffffff" fo:min-height="2.93cm"/>
    </style:style>
    <style:style style:name="pr8" style:family="presentation" style:parent-style-name="Default-outline1" style:list-style-name="L6">
      <style:graphic-properties draw:fill-color="#ffffff" fo:min-height="11.43cm"/>
    </style:style>
    <style:style style:name="pr9" style:family="presentation" style:parent-style-name="Default-subtitle">
      <style:graphic-properties draw:fill-color="#ffffff" fo:min-height="10.827cm"/>
    </style:style>
    <style:style style:name="pr10" style:family="presentation" style:parent-style-name="Default-outline1" style:list-style-name="L6">
      <style:graphic-properties draw:fill-color="#ffffff" fo:min-height="10.192cm"/>
    </style:style>
    <style:style style:name="pr11" style:family="presentation" style:parent-style-name="Default-title">
      <style:graphic-properties draw:fill-color="#ffffff" fo:min-height="3.181cm"/>
    </style:style>
    <style:style style:name="pr12" style:family="presentation" style:parent-style-name="Default-outline1" style:list-style-name="L6">
      <style:graphic-properties draw:fill-color="#ffffff" fo:min-height="10.827cm"/>
    </style:style>
    <style:style style:name="pr13" style:family="presentation" style:parent-style-name="Default-outline1">
      <style:graphic-properties draw:fill-color="#ffffff" fo:min-height="6.382cm"/>
    </style:style>
    <style:style style:name="pr14" style:family="presentation" style:parent-style-name="Default-outline1">
      <style:graphic-properties draw:stroke="none" draw:fill="none" draw:fill-color="#bbe0e3" fo:min-height="10.034cm" draw:shadow="hidden" draw:shadow-color="#808080"/>
    </style:style>
    <style:style style:name="pr15" style:family="presentation" style:parent-style-name="Default-title">
      <style:graphic-properties draw:fill-color="#ffffff" fo:min-height="3.262cm"/>
    </style:style>
    <style:style style:name="pr16" style:family="presentation" style:parent-style-name="Default-title">
      <style:graphic-properties draw:fill-color="#ffffff" fo:min-height="2.54cm"/>
    </style:style>
    <style:style style:name="pr17" style:family="presentation" style:parent-style-name="Default-title">
      <style:graphic-properties draw:fill-color="#ffffff" draw:auto-grow-height="true" fo:min-height="2.54cm"/>
    </style:style>
    <style:style style:name="pr18" style:family="presentation" style:parent-style-name="Default-outline1">
      <style:graphic-properties draw:fill-color="#ffffff" fo:min-height="11.515cm"/>
    </style:style>
    <style:style style:name="P1" style:family="paragraph">
      <style:paragraph-properties fo:margin-left="0cm" fo:margin-right="0cm" fo:margin-top="0.264cm" fo:margin-bottom="0cm" fo:line-height="100%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text:enable-numbering="false" fo:margin-left="0cm" fo:margin-right="0cm" fo:margin-top="0.308cm" fo:margin-bottom="0cm" fo:line-height="100%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fo:margin-left="0cm" fo:margin-right="0cm" style:line-height-at-least="0.352cm" fo:text-align="end" fo:text-indent="0cm"/>
    </style:style>
    <style:style style:name="P9" style:family="paragraph">
      <style:paragraph-properties fo:margin-left="0cm" fo:margin-right="0cm" style:line-height-at-least="0.493cm" fo:text-align="end" fo:text-indent="0cm"/>
    </style:style>
    <style:style style:name="P10" style:family="paragraph">
      <style:paragraph-properties text:enable-numbering="false" fo:margin-left="0cm" fo:margin-right="0cm" style:line-height-at-least="0.352cm" fo:text-align="end" fo:text-indent="0cm" style:writing-mode="lr-tb"/>
    </style:style>
    <style:style style:name="P11" style:family="paragraph">
      <style:paragraph-properties fo:margin-left="0.952cm" fo:margin-right="0cm" fo:text-indent="-0.952cm"/>
    </style:style>
    <style:style style:name="P12" style:family="paragraph">
      <style:paragraph-properties fo:margin-left="0cm" fo:margin-right="0cm" fo:text-indent="0cm" style:text-autospace="none"/>
    </style:style>
    <style:style style:name="P13" style:family="paragraph">
      <style:paragraph-properties fo:margin-left="2.063cm" fo:margin-right="0cm" fo:text-indent="-0.793cm"/>
    </style:style>
    <style:style style:name="P14" style:family="paragraph">
      <style:paragraph-properties fo:margin-left="0cm" fo:margin-right="0cm" fo:text-align="start" fo:text-indent="0cm"/>
      <style:text-properties fo:font-size="32pt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text-align="center" fo:text-indent="0cm"/>
    </style:style>
    <style:style style:name="T1" style:family="text">
      <style:text-properties fo:color="#a8acf4" fo:font-family="Verdana" style:font-family-generic="swiss" style:font-pitch="variable" fo:font-size="12pt" fo:language="en" fo:country="US" style:font-size-asian="12pt" style:font-size-complex="12pt"/>
    </style:style>
    <style:style style:name="T2" style:family="text">
      <style:text-properties fo:color="#a8acf4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a8acf4"/>
    </style:style>
    <style:style style:name="T4" style:family="text">
      <style:text-properties fo:color="#a8acf4" fo:font-family="Verdana" style:font-family-generic="swiss" style:font-pitch="variable" fo:font-size="10pt" fo:language="en" fo:country="US" style:font-size-asian="10pt" style:font-size-complex="10pt"/>
    </style:style>
    <style:style style:name="T5" style:family="text">
      <style:text-properties fo:language="en" fo:country="US" style:language-asian="en" style:country-asian="US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24pt" style:text-underline-style="solid" style:text-underline-width="auto" style:text-underline-color="font-color" style:font-size-asian="32pt" style:font-size-complex="3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/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Verdana" style:font-family-generic="swiss" style:font-pitch="variable" fo:color="#a8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to the Presentation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738cm" svg:height="0.778cm" svg:x="6.041cm" svg:y="18.287cm">
          <text:p text:style-name="P1"><text:span text:style-name="T1">email: jconlon@verticon.com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6.178cm" svg:height="1.473cm" svg:x="14.142cm" svg:y="18.203cm">
          <text:p text:style-name="P3"><text:span text:style-name="T2">verticon.com</text:span></text:p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1.59cm" svg:height="3.441cm" svg:x="1.905cm" svg:y="5.917cm" presentation:class="title" presentation:user-transformed="true">
          <draw:text-box>
            <text:p text:style-name="P5"><text:span text:style-name="T3">Introduction to LITE </text:span></text:p>
          </draw:text-box>
        </draw:frame>
        <draw:frame presentation:style-name="pr2" draw:text-style-name="P6" draw:layer="layout" svg:width="17.78cm" svg:height="4.869cm" svg:x="3.81cm" svg:y="9.525cm" presentation:class="subtitle" presentation:user-transformed="true">
          <draw:text-box>
            <text:p text:style-name="P7">Livestock Information Technology Ecosystem</text:p>
          </draw:text-box>
        </draw:frame>
        <draw:custom-shape draw:style-name="gr3" draw:text-style-name="P10" draw:layer="layout" svg:width="12.898cm" svg:height="3.173cm" svg:x="12.065cm" svg:y="0.648cm">
          <text:p text:style-name="P8"><text:span text:style-name="T1">Leveraging the Collaborative Periphery</text:span></text:p>
          <text:p text:style-name="P8"><text:span text:style-name="T4"/></text:p>
          <text:p text:style-name="P9"><text:span text:style-name="T4">Research</text:span></text:p>
          <text:p text:style-name="P9"><text:span text:style-name="T4">Development</text:span></text:p>
          <text:p text:style-name="P9"><text:span text:style-name="T4">Engineering</text:span></text:p>
          <text:p text:style-name="P9"><text:span text:style-name="T4">Consult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859cm" svg:height="3.181cm" svg:x="1.906cm" svg:y="3.81cm" presentation:class="title">
          <draw:text-box>
            <text:p text:style-name="P5">Goals of this Presentation</text:p>
          </draw:text-box>
        </draw:frame>
        <draw:frame presentation:style-name="pr5" draw:text-style-name="P11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p text:style-name="P5">Introduce Preliminary Concepts and Terminologies</text:p>
              </text:list-item>
              <text:list-item>
                <text:p text:style-name="P5">Qualify potential collaborators</text:p>
              </text:list-item>
              <text:list-item>
                <text:p text:style-name="P5">Schedule working meetings</text:p>
                <text:list>
                  <text:list-item>
                    <text:p text:style-name="P5">Technology discussion and demonstrations</text:p>
                  </text:list-item>
                  <text:list-item>
                    <text:p text:style-name="P5">Business relationship discu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859cm" svg:height="3.181cm" svg:x="1.906cm" svg:y="3.81cm" presentation:class="title">
          <draw:text-box>
            <text:p text:style-name="P5">Agenda</text:p>
          </draw:text-box>
        </draw:frame>
        <draw:frame presentation:style-name="pr6" draw:text-style-name="P11" draw:layer="layout" svg:width="20.902cm" svg:height="11.078cm" svg:x="2.54cm" svg:y="6.985cm" presentation:class="outline" presentation:user-transformed="true">
          <draw:text-box>
            <text:list text:style-name="L4">
              <text:list-item>
                <text:p text:style-name="P5">Introduction</text:p>
              </text:list-item>
              <text:list-item>
                <text:p text:style-name="P5">Problem Description</text:p>
              </text:list-item>
              <text:list-item>
                <text:p text:style-name="P5">Business Opportunity</text:p>
              </text:list-item>
              <text:list-item>
                <text:p text:style-name="P5">Commercialization</text:p>
              </text:list-item>
              <text:list-item>
                <text:p text:style-name="P5">Development and Pilot</text:p>
              </text:list-item>
              <text:list-item>
                <text:p text:style-name="P5">Needs 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2.859cm" svg:height="2.93cm" svg:x="1.271cm" svg:y="2.785cm" presentation:class="title" presentation:user-transformed="true">
          <draw:text-box>
            <text:p text:style-name="P5">Verticon,Inc.</text:p>
          </draw:text-box>
        </draw:frame>
        <draw:frame presentation:style-name="pr8" draw:text-style-name="P13" draw:layer="layout" svg:width="20.902cm" svg:height="11.43cm" svg:x="2.54cm" svg:y="5.71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Research, and Product Development</text:p>
                  </text:list-item>
                  <text:list-item>
                    <text:p text:style-name="P5">Management and team consulting services:</text:p>
                    <text:list>
                      <text:list-item>
                        <text:list>
                          <text:list-item>
                            <text:p text:style-name="P12"><text:span text:style-name="T5">Business Executives</text:span></text:p>
                          </text:list-item>
                          <text:list-item>
                            <text:p text:style-name="P12"><text:span text:style-name="T5">Sales Representatives / Marketing Analysts</text:span></text:p>
                          </text:list-item>
                          <text:list-item>
                            <text:p text:style-name="P12"><text:span text:style-name="T5">Professional Services Consultants</text:span></text:p>
                          </text:list-item>
                          <text:list-item>
                            <text:p text:style-name="P12"><text:span text:style-name="T5">Network Designers and Planners</text:span></text:p>
                          </text:list-item>
                          <text:list-item>
                            <text:p text:style-name="P12"><text:span text:style-name="T5">Integration Specialists</text:span></text:p>
                          </text:list-item>
                          <text:list-item>
                            <text:p text:style-name="P12"><text:span text:style-name="T5">Software Develop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5" draw:layer="layout" svg:width="22.859cm" svg:height="2.93cm" svg:x="1.906cm" svg:y="3.935cm" presentation:class="title" presentation:user-transformed="true">
          <draw:text-box>
            <text:p text:style-name="P5">Business Intelligence</text:p>
          </draw:text-box>
        </draw:frame>
        <draw:frame presentation:style-name="pr9" draw:text-style-name="P14" draw:layer="layout" svg:width="20.902cm" svg:height="10.827cm" svg:x="2.54cm" svg:y="7.11cm" presentation:class="subtitle" presentation:user-transformed="true">
          <draw:text-box>
            <text:p text:style-name="P14">Definition: <text:s/><text:tab/></text:p>
            <text:p text:style-name="P14"><text:span text:style-name="T6">the process of gathering information about a business or industry matter; a broad range of applications and technologies for gathering, storing, analyzing, and providing access to data </text:span><text:span text:style-name="T7">to help make business decisions</text:span><text:span text:style-name="T6">; abbr. B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5" presentation:class="page"/>
          <draw:frame presentation:style-name="pr3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859cm" svg:height="3.181cm" svg:x="1.906cm" svg:y="3.81cm" presentation:class="title">
          <draw:text-box>
            <text:p text:style-name="P5">LITE</text:p>
          </draw:text-box>
        </draw:frame>
        <draw:frame presentation:style-name="pr5" draw:text-style-name="P11" draw:layer="layout" svg:width="22.225cm" svg:height="11.466cm" svg:x="2.54cm" svg:y="6.953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The Livestock Information Technology Ecosystem (LITE) </text:p>
                  </text:list-item>
                  <text:list-item>
                    <text:p text:style-name="P5">Goals:</text:p>
                    <text:list>
                      <text:list-item>
                        <text:p text:style-name="P5">Maintain and distribute an extensible, component-based Business Intelligence toolkit <text:s/><text:line-break/></text:p>
                      </text:list-item>
                      <text:list-item>
                        <text:p text:style-name="P5">Craft and maintain a suite of featured BI solutions for the Animal Agriculture professional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859cm" svg:height="3.181cm" svg:x="1.906cm" svg:y="3.81cm" presentation:class="title">
          <draw:text-box>
            <text:p text:style-name="P5">What is LITE?</text:p>
          </draw:text-box>
        </draw:frame>
        <draw:frame presentation:style-name="pr5" draw:text-style-name="P11" draw:layer="layout" svg:width="22.225cm" svg:height="10.827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The frameworks, components and tools created by this project will be used by vendors, integrators and livestock institutions to build tailor-made livestock market applications. <text:line-break/></text:p>
                  </text:list-item>
                  <text:list-item>
                    <text:p text:style-name="P5">LITE components will leverage existing open source tools and librar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2.859cm" svg:height="3.473cm" svg:x="1.906cm" svg:y="3.664cm" presentation:class="title" presentation:user-transformed="true">
          <draw:text-box>
            <text:p text:style-name="P5">Introduction – Problem Domain Context </text:p>
          </draw:text-box>
        </draw:frame>
        <draw:frame presentation:style-name="pr10" draw:text-style-name="P13" draw:layer="layout" svg:width="22.225cm" svg:height="10.215cm" svg:x="1.905cm" svg:y="7.58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Livestock Problem Domain exists within a larger Nexus of Markets and Regulation</text:p>
                    <text:list>
                      <text:list-item>
                        <text:p text:style-name="P5">Food Marketplace</text:p>
                        <text:list>
                          <text:list-item>
                            <text:p text:style-name="P5">Wholesale/Retail outlets of Animal Meat Products</text:p>
                          </text:list-item>
                          <text:list-item>
                            <text:p text:style-name="P5">Regulated by US Food and Drug Administration</text:p>
                          </text:list-item>
                        </text:list>
                      </text:list-item>
                      <text:list-item>
                        <text:p text:style-name="P5"><text:span text:style-name="T8">Livestock Marketplace</text:span></text:p>
                        <text:list>
                          <text:list-item>
                            <text:p text:style-name="P5">Production and Sales of Living Animals</text:p>
                          </text:list-item>
                          <text:list-item>
                            <text:p text:style-name="P5">Regulated by the US Department of Agricultu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2.859cm" svg:height="3.181cm" svg:x="1.905cm" svg:y="3.05cm" presentation:class="title" presentation:user-transformed="true">
          <draw:text-box>
            <text:p text:style-name="P5">Introduction - Problem Domain</text:p>
          </draw:text-box>
        </draw:frame>
        <draw:frame presentation:style-name="pr12" draw:text-style-name="P13" draw:layer="layout" svg:width="23.495cm" svg:height="12.164cm" svg:x="0.635cm" svg:y="5.71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Livestock Market Matrix</text:p>
                    <text:list>
                      <text:list-item>
                        <text:p text:style-name="P5">Producers</text:p>
                        <text:list>
                          <text:list-item>
                            <text:list>
                              <text:list-item>
                                <text:p text:style-name="P5">Extensive range of Multi-species product source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5">Infrastructure Providers</text:p>
                        <text:list>
                          <text:list-item>
                            <text:p text:style-name="P5">Abattoirs <text:span text:style-name="T9">(Bridge between Food and Livestock Markets)</text:span></text:p>
                          </text:list-item>
                          <text:list-item>
                            <text:p text:style-name="P5">Sale Markets <text:span text:style-name="T9">(Both Source and Destination of Animals)</text:span></text:p>
                          </text:list-item>
                          <text:list-item>
                            <text:p text:style-name="P5">Peripheral Support</text:p>
                            <text:list>
                              <text:list-item>
                                <text:p text:style-name="P5">Fairs, Laboratories, Animal Health, etc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5">Auditors</text:p>
                        <text:list>
                          <text:list-item>
                            <text:p text:style-name="P5">Governmental </text:p>
                          </text:list-item>
                          <text:list-item>
                            <text:p text:style-name="P5">Associatio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2.859cm" svg:height="2.93cm" svg:x="1.905cm" svg:y="3.42cm" presentation:class="title" presentation:user-transformed="true">
          <draw:text-box>
            <text:p text:style-name="P5">Problem Description</text:p>
          </draw:text-box>
        </draw:frame>
        <draw:frame presentation:style-name="pr13" draw:text-style-name="P11" draw:layer="layout" svg:width="24.13cm" svg:height="11.391cm" svg:x="0.635cm" svg:y="6.35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5">Constraints placed on information exchanged between between Producers, Suppliers, and Auditors reduce transaction volumes and limit producer and suppler market agility. </text:p>
                      </text:list-item>
                      <text:list-item>
                        <text:p text:style-name="P5">Efficiency based and Trust based constraints</text:p>
                        <text:list>
                          <text:list-item>
                            <text:p text:style-name="P5">Information Asymmetry </text:p>
                            <text:list>
                              <text:list-item>
                                <text:p text:style-name="P5">Quantified by Joseph Stiglitz. (Economics Nobel Prize 2001) </text:p>
                              </text:list-item>
                              <text:list-item>
                                <text:p text:style-name="P5">Refutes prior neoclassical economic assumptions</text:p>
                              </text:list-item>
                            </text:list>
                          </text:list-item>
                          <text:list-item>
                            <text:p text:style-name="P5">System Integration</text:p>
                          </text:list-item>
                          <text:list-item>
                            <text:p text:style-name="P5">Network Efficienc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859cm" svg:height="3.181cm" svg:x="1.906cm" svg:y="3.81cm" presentation:class="title">
          <draw:text-box>
            <text:p text:style-name="P5">Business Opportunity</text:p>
          </draw:text-box>
        </draw:frame>
        <draw:frame presentation:style-name="pr5" draw:text-style-name="P11" draw:layer="layout" svg:width="23.495cm" svg:height="11.155cm" svg:x="1.27cm" svg:y="6.58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Commoditize key lower elements of a Livestock Information Technology Stack to remove existing constraints to information exchange between Livestock</text:p>
                    <text:list>
                      <text:list-item>
                        <text:p text:style-name="P5">Producers</text:p>
                      </text:list-item>
                      <text:list-item>
                        <text:p text:style-name="P5">Infrastructure Providers</text:p>
                      </text:list-item>
                      <text:list-item>
                        <text:p text:style-name="P5">Auditors</text:p>
                      </text:list-item>
                    </text:list>
                  </text:list-item>
                  <text:list-item>
                    <text:p text:style-name="P5">Commoditize elements as an Open System Reference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859cm" svg:height="3.181cm" svg:x="1.906cm" svg:y="3.81cm" presentation:class="title">
          <draw:text-box>
            <text:p text:style-name="P5">Business Opportunity</text:p>
          </draw:text-box>
        </draw:frame>
        <draw:frame presentation:style-name="pr5" draw:text-style-name="P11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5">Collaborate with other commercial and public entities to leverage the commoditized Business Intelligence Toolkit and Generic Solutions <text:s/></text:p>
                      </text:list-item>
                      <text:list-item>
                        <text:p text:style-name="P5">Collaboration within an Ecosystem</text:p>
                        <text:list>
                          <text:list-item>
                            <text:list>
                              <text:list-item>
                                <text:p text:style-name="P5">“An economic community supported by a foundation of interacting organizations and individuals” - James Moore HBR'93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5">Livestock Information Technology Ecosystem (LIT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859cm" svg:height="3.181cm" svg:x="1.906cm" svg:y="3.81cm" presentation:class="title">
          <draw:text-box>
            <text:p text:style-name="P5">Commercialization - Verticon </text:p>
          </draw:text-box>
        </draw:frame>
        <draw:frame presentation:style-name="pr5" draw:text-style-name="P11" draw:layer="layout" svg:width="20.902cm" svg:height="11.689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Value Added Network Services</text:p>
                  </text:list-item>
                  <text:list-item>
                    <text:p text:style-name="P5">Complementary Software/Hardware Sales</text:p>
                  </text:list-item>
                  <text:list-item>
                    <text:p text:style-name="P5">Consulting Services</text:p>
                    <text:list>
                      <text:list-item>
                        <text:p text:style-name="P5">Custom Programing</text:p>
                      </text:list-item>
                      <text:list-item>
                        <text:p text:style-name="P5">Network Integration</text:p>
                      </text:list-item>
                    </text:list>
                  </text:list-item>
                  <text:list-item>
                    <text:p text:style-name="P5">Customer Support</text:p>
                    <text:list>
                      <text:list-item>
                        <text:p text:style-name="P5">Software support </text:p>
                      </text:list-item>
                      <text:list-item>
                        <text:p text:style-name="P5">Train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3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859cm" svg:height="3.181cm" svg:x="1.906cm" svg:y="3.81cm" presentation:class="title">
          <draw:text-box>
            <text:p text:style-name="P5">Development and Pilot</text:p>
          </draw:text-box>
        </draw:frame>
        <draw:frame presentation:style-name="pr5" draw:text-style-name="P11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Tracker as a Livestock Information Reference Framework</text:p>
                  </text:list-item>
                  <text:list-item>
                    <text:p text:style-name="P5">Family of Applications for different Use Cases and Platforms</text:p>
                    <text:list>
                      <text:list-item>
                        <text:p text:style-name="P5">Desktop, Mobil , Server, Web, Cloud</text:p>
                      </text:list-item>
                    </text:list>
                  </text:list-item>
                  <text:list-item>
                    <text:p text:style-name="P5">Initial development and pilot is the Tracker Workbench</text:p>
                    <text:list>
                      <text:list-item>
                        <text:p text:style-name="P5">for Desktop (and Laptop) platfo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4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4" draw:text-style-name="P11" draw:layer="layout" svg:width="23.495cm" svg:height="10.993cm" svg:x="1.27cm" svg:y="6.19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Is a software application used for the production (including composition, editing, formatting, and possibly reporting) of animal premises information. </text:p>
                    <text:list>
                      <text:list-item>
                        <text:p text:style-name="P5">Eclipse based Extensible Rich Client Platform </text:p>
                      </text:list-item>
                      <text:list-item>
                        <text:p text:style-name="P5">Loose or Tight NAIS Validation</text:p>
                      </text:list-item>
                      <text:list-item>
                        <text:p text:style-name="P5">Domain Specific Document Editors </text:p>
                      </text:list-item>
                      <text:list-item>
                        <text:p text:style-name="P5">Transactional I/O </text:p>
                      </text:list-item>
                      <text:list-item>
                        <text:p text:style-name="P5">Business Intelligence Reporting Too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5" draw:text-style-name="P16" draw:layer="layout" svg:width="25.4cm" svg:height="3.473cm" svg:x="0cm" svg:y="3.618cm" presentation:class="title" presentation:user-transformed="true">
          <draw:text-box>
            <text:p text:style-name="P16">Development - Tracker <text:s/>Workbench<text:line-break/></text:p>
          </draw:text-box>
        </draw:frame>
        <presentation:notes draw:style-name="dp2">
          <draw:page-thumbnail draw:style-name="gr4" draw:layer="layout" svg:width="12.7cm" svg:height="9.526cm" svg:x="3.175cm" svg:y="1.904cm" draw:page-number="15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6" draw:text-style-name="P5" draw:layer="layout" svg:width="22.859cm" svg:height="2.54cm" svg:x="1.906cm" svg:y="3.81cm" presentation:class="title" presentation:user-transformed="true">
          <draw:text-box>
            <text:p text:style-name="P5">Pilot – Tracker Workbench</text:p>
          </draw:text-box>
        </draw:frame>
        <draw:frame presentation:style-name="pr6" draw:text-style-name="P11" draw:layer="layout" svg:width="20.902cm" svg:height="11.078cm" svg:x="2.54cm" svg:y="6.702cm" presentation:class="outline" presentation:user-transformed="true">
          <draw:text-box>
            <text:list text:style-name="L4">
              <text:list-item>
                <text:p text:style-name="P5">Three Alpha Milestone releases</text:p>
                <text:list>
                  <text:list-item>
                    <text:list>
                      <text:list-item>
                        <text:p text:style-name="P5">Milestone1 - Sept 07 </text:p>
                        <text:list>
                          <text:list-item>
                            <text:p text:style-name="P5">Vernon County Fair Pilot Test </text:p>
                          </text:list-item>
                        </text:list>
                      </text:list-item>
                      <text:list-item>
                        <text:p text:style-name="P5">Milestone2 – Dec 08</text:p>
                        <text:list>
                          <text:list-item>
                            <text:p text:style-name="P5">Vernon County Fair (Weigh In) Pilot</text:p>
                          </text:list-item>
                          <text:list-item>
                            <text:p text:style-name="P5">Crawford County Fair Pilot (July 13) </text:p>
                          </text:list-item>
                        </text:list>
                      </text:list-item>
                      <text:list-item>
                        <text:p text:style-name="P5">Milestone3 - Sept 08</text:p>
                        <text:list>
                          <text:list-item>
                            <text:p text:style-name="P5">Vernon County Fair (Release 0.3.0)</text:p>
                          </text:list-item>
                          <text:list-item>
                            <text:p text:style-name="P5">Demonstrations (Release 0.3.1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6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7" draw:text-style-name="P5" draw:layer="layout" svg:width="22.859cm" svg:height="2.54cm" svg:x="1.906cm" svg:y="3.81cm" presentation:class="title" presentation:user-transformed="true">
          <draw:text-box>
            <text:p text:style-name="P5">Needs</text:p>
          </draw:text-box>
        </draw:frame>
        <draw:frame presentation:style-name="pr18" draw:text-style-name="P11" draw:layer="layout" svg:width="23.495cm" svg:height="13.552cm" svg:x="1.27cm" svg:y="6.35cm" presentation:class="outline" presentation:user-transformed="true">
          <draw:text-box>
            <text:list text:style-name="L4">
              <text:list-item>
                <text:p text:style-name="P5">Qualify LITE Collaborators</text:p>
                <text:list>
                  <text:list-item>
                    <text:p text:style-name="P5">Business Development Partners</text:p>
                  </text:list-item>
                  <text:list-item>
                    <text:p text:style-name="P5">Business Supporting Partners</text:p>
                  </text:list-item>
                  <text:list-item>
                    <text:p text:style-name="P5">Business Intelligence Partners</text:p>
                    <text:list>
                      <text:list-item>
                        <text:p text:style-name="P5">Animal Science and Health Specialists</text:p>
                      </text:list-item>
                    </text:list>
                  </text:list-item>
                  <text:list-item>
                    <text:p text:style-name="P5">Technology Infrastructure Partners</text:p>
                    <text:list>
                      <text:list-item>
                        <text:p text:style-name="P5">System, Network and Information Engineers and Analysts</text:p>
                      </text:list-item>
                      <text:list-item>
                        <text:p text:style-name="P5">Software Engineers, Designers, and Architects</text:p>
                      </text:list-item>
                    </text:list>
                  </text:list-item>
                </text:list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7" presentation:class="page"/>
          <draw:frame presentation:style-name="pr3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7" draw:text-style-name="P5" draw:layer="layout" svg:width="22.859cm" svg:height="2.54cm" svg:x="1.906cm" svg:y="3.81cm" presentation:class="title" presentation:user-transformed="true">
          <draw:text-box>
            <text:p text:style-name="P5">Needs</text:p>
          </draw:text-box>
        </draw:frame>
        <draw:frame presentation:style-name="pr18" draw:text-style-name="P11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5">Schedule </text:p>
                <text:list>
                  <text:list-item>
                    <text:p text:style-name="P5">Technology demonstrations</text:p>
                  </text:list-item>
                  <text:list-item>
                    <text:p text:style-name="P5">Business working meetings to discuss strategy and identify partners</text:p>
                  </text:list-item>
                  <text:list-item>
                    <text:p text:style-name="P5">Technical working meetings to Discuss and Plan Open Source Development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8" presentation:class="page"/>
          <draw:frame presentation:style-name="pr3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a4acf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4acf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4acf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st_20_2" style:display-name="List 2" style:family="graphic">
      <style:paragraph-properties fo:margin-left="2.24cm" fo:margin-right="0cm" fo:text-indent="-1.12cm"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040642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➢">
            <style:list-level-properties text:min-label-width="0.952cm"/>
            <style:text-properties fo:font-family="StarSymbol" style:font-charset="x-symbol" fo:color="#eb613d" fo:font-size="45%"/>
          </text:list-level-style-bullet>
          <text:list-level-style-bullet text:level="2" text:bullet-char="➢">
            <style:list-level-properties text:space-before="1.27cm" text:min-label-width="0.793cm"/>
            <style:text-properties fo:font-family="StarSymbol" style:font-charset="x-symbol" fo:color="#eb613d" fo:font-size="45%"/>
          </text:list-level-style-bullet>
          <text:list-level-style-bullet text:level="3" text:bullet-char="➢">
            <style:list-level-properties text:space-before="2.54cm" text:min-label-width="0.635cm"/>
            <style:text-properties fo:font-family="StarSymbol" style:font-charset="x-symbol" fo:color="#eb613d" fo:font-size="45%"/>
          </text:list-level-style-bullet>
          <text:list-level-style-bullet text:level="4" text:bullet-char="➢">
            <style:list-level-properties text:space-before="3.81cm" text:min-label-width="0.635cm"/>
            <style:text-properties fo:font-family="StarSymbol" style:font-charset="x-symbol" fo:color="#eb613d" fo:font-size="45%"/>
          </text:list-level-style-bullet>
          <text:list-level-style-bullet text:level="5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6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7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8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fo:color="#eb613d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">
            <style:list-level-properties/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a8acf4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acf4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4064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 style:list-style-name="ML5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90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title">
      <style:graphic-properties draw:fill-color="#ffffff" draw:auto-grow-height="false" fo:min-height="3.181cm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.952cm" fo:margin-right="0cm" fo:text-indent="-0.952cm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4acf4" fo:font-size="14pt" fo:language="en" fo:country="US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ML2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4" draw:layer="backgroundobjects" svg:width="20.902cm" svg:height="11.077cm" svg:x="2.54cm" svg:y="6.98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2.275cm" svg:height="1.192cm" svg:x="22.383cm" svg:y="17.145cm" presentation:class="page-number">
        <draw:text-box>
          <text:p text:style-name="MP5"><text:span text:style-name="MT2"><text:page-number>5</text:page-number></text:span></text:p>
        </draw:text-box>
      </draw:frame>
      <draw:custom-shape draw:name="Base" draw:style-name="Mgr3" draw:text-style-name="MP7" draw:layer="backgroundobjects" svg:width="16.934cm" svg:height="11.288cm" svg:x="4.233cm" svg:y="3.881cm">
        <text:p/>
        <draw:enhanced-geometry svg:viewBox="0 0 21600 21600" draw:type="rectangle" draw:enhanced-path="M 0 0 L 21600 0 21600 21600 0 21600 0 0 Z N"/>
      </draw:custom-shape>
      <draw:frame presentation:style-name="Mpr3" draw:text-style-name="MP3" draw:layer="backgroundobjects" svg:width="22.859cm" svg:height="3.18cm" svg:x="1.906cm" svg:y="3.81cm" presentation:class="title">
        <draw:text-box>
          <text:p text:style-name="MP3">Click to edit the title text format</text:p>
        </draw:text-box>
      </draw:frame>
      <draw:frame draw:style-name="Mgr4" draw:text-style-name="MP8" draw:layer="backgroundobjects" svg:width="12.7cm" svg:height="3.175cm" svg:x="0.14cm" svg:y="0cm">
        <draw:image xlink:href="Pictures/10000201000002460000008308878F39.png" xlink:type="simple" xlink:show="embed" xlink:actuate="onLoad">
          <text:p/>
        </draw:image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1cm" svg:x="-0.001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4" draw:text-style-name="MP6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1cm" svg:x="-0.001cm" svg:y="24.125cm" presentation:class="footer">
          <draw:text-box>
            <text:p text:style-name="MP9"><text:span text:style-name="MT3"><presentation:footer/></text:span></text:p>
          </draw:text-box>
        </draw:frame>
        <draw:frame presentation:style-name="Mpr5" draw:text-style-name="MP6" draw:layer="backgroundobjects" svg:width="8.255cm" svg:height="1.271cm" svg:x="10.79cm" svg:y="24.125cm" presentation:class="page-number">
          <draw:text-box>
            <text:p text:style-name="MP5"><text:span text:style-name="MT3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LITE Introduction</dc:title>
    <dc:description>Presentation to prospective LITE collaborators</dc:description>
    <dc:subject>Livestock Information Technology Ecosystem</dc:subject>
    <meta:initial-creator>LL</meta:initial-creator>
    <meta:creation-date>2007-11-11T22:43:28</meta:creation-date>
    <dc:creator>John Conlon</dc:creator>
    <dc:date>2010-02-25T11:15:46</dc:date>
    <meta:printed-by>John Conlon</meta:printed-by>
    <meta:print-date>2008-08-05T21:55:11</meta:print-date>
    <meta:keyword>LITE Livestock Ecosystem</meta:keyword>
    <dc:language>en-US</dc:language>
    <meta:editing-cycles>53</meta:editing-cycles>
    <meta:editing-duration>PT34H43M36S</meta:editing-duration>
    <meta:document-statistic meta:object-count="97"/>
    <meta:user-defined meta:name="Info 1"/>
    <meta:user-defined meta:name="Info 2"/>
    <meta:user-defined meta:name="Info 3"/>
    <meta:user-defined meta:name="Info 4"/>
    <meta:user-defined meta:name="_AdHocReviewCycleID">424931758</meta:user-defined>
  </office:meta>
</office:document-meta>
</file>